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798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106cm"/>
    </style:style>
    <style:style style:name="co13" style:family="table-column">
      <style:table-column-properties fo:break-before="auto" style:column-width="1.856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415cm"/>
    </style:style>
    <style:style style:name="co16" style:family="table-column">
      <style:table-column-properties fo:break-before="auto" style:column-width="6.782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6.117cm"/>
    </style:style>
    <style:style style:name="co19" style:family="table-column">
      <style:table-column-properties fo:break-before="auto" style:column-width="3.314cm"/>
    </style:style>
    <style:style style:name="co20" style:family="table-column">
      <style:table-column-properties fo:break-before="auto" style:column-width="2.19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515cm"/>
    </style:style>
    <style:style style:name="co23" style:family="table-column">
      <style:table-column-properties fo:break-before="auto" style:column-width="6.549cm"/>
    </style:style>
    <style:style style:name="co24" style:family="table-column">
      <style:table-column-properties fo:break-before="auto" style:column-width="2.111cm"/>
    </style:style>
    <style:style style:name="co25" style:family="table-column">
      <style:table-column-properties fo:break-before="auto" style:column-width="1.924cm"/>
    </style:style>
    <style:style style:name="co2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1" style:family="table-cell" style:parent-style-name="Default"/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6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61 S1'.G2]" office:value-type="float" office:value="0" calcext:value-type="float">
            <text:p>0,00</text:p>
          </table:table-cell>
          <table:table-cell table:style-name="ce91" table:formula="of:=[.D5]-[.F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12000" calcext:value-type="float">
            <text:p>12.000,00</text:p>
          </table:table-cell>
          <table:table-cell table:formula="of:=[$'164 S4'.C6]" office:value-type="float" office:value="6000" calcext:value-type="float">
            <text:p>6.000,00</text:p>
          </table:table-cell>
          <table:table-cell table:style-name="ce91" table:formula="of:=[.C8]-[.D8]" office:value-type="float" office:value="6000" calcext:value-type="float">
            <text:p>6.000,00</text:p>
          </table:table-cell>
          <table:table-cell table:style-name="ce91" table:formula="of:=[$'164 S4'.C8]" office:value-type="float" office:value="0" calcext:value-type="float">
            <text:p>0,00</text:p>
          </table:table-cell>
          <table:table-cell table:style-name="ce91" table:formula="of:=[.D8]-[.F8]" office:value-type="float" office:value="6000" calcext:value-type="float">
            <text:p>6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65 S5'.C5]" office:value-type="float" office:value="7500" calcext:value-type="float">
            <text:p>7.500,00</text:p>
          </table:table-cell>
          <table:table-cell table:style-name="ce92" table:formula="of:=[$'165 S5'.C6]" office:value-type="float" office:value="0" calcext:value-type="float">
            <text:p>0,00</text:p>
          </table:table-cell>
          <table:table-cell table:style-name="ce91" table:formula="of:=[.C9]-[.D9]" office:value-type="float" office:value="7500" calcext:value-type="float">
            <text:p>7.500,00</text:p>
          </table:table-cell>
          <table:table-cell table:style-name="ce104" table:formula="of:=[$'165 S5'.C8]" office:value-type="float" office:value="0" calcext:value-type="float">
            <text:p>0,00</text:p>
          </table:table-cell>
          <table:table-cell table:style-name="ce91" table:formula="of:=[.D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Kemal Kükrer</text:p>
          </table:table-cell>
          <table:table-cell table:style-name="ce91" table:formula="of:=[$'166 S6'.C13]" office:value-type="float" office:value="0" calcext:value-type="float">
            <text:p>0,00</text:p>
          </table:table-cell>
          <table:table-cell table:style-name="ce91" table:formula="of:=[$'166 S6'.E13]" office:value-type="float" office:value="0" calcext:value-type="float">
            <text:p>0,00</text:p>
          </table:table-cell>
          <table:table-cell table:style-name="ce91" table:formula="of:=[.C10]-[.D10]" office:value-type="float" office:value="0" calcext:value-type="float">
            <text:p>0,00</text:p>
          </table:table-cell>
          <table:table-cell table:style-name="ce91" table:formula="of:=[$'166 S6'.E14]" office:value-type="float" office:value="0" calcext:value-type="float">
            <text:p>0,00</text:p>
          </table:table-cell>
          <table:table-cell table:style-name="ce91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19500" calcext:value-type="float">
            <text:p>19.500,00</text:p>
          </table:table-cell>
          <table:table-cell table:style-name="ce93" table:formula="of:=SUM([.D4:.D12])" office:value-type="float" office:value="6000" calcext:value-type="float">
            <text:p>6.000,00</text:p>
          </table:table-cell>
          <table:table-cell table:style-name="ce95" table:formula="of:=SUM([.E4:.E12])" office:value-type="float" office:value="13500" calcext:value-type="float">
            <text:p>13.500,00</text:p>
          </table:table-cell>
          <table:table-cell table:style-name="ce93" table:formula="of:=SUM([.F4:.F12])" office:value-type="float" office:value="0" calcext:value-type="float">
            <text:p>0,00</text:p>
          </table:table-cell>
          <table:table-cell table:style-name="ce93" table:formula="of:=SUM([.G4:.G12])" office:value-type="float" office:value="6000" calcext:value-type="float">
            <text:p>6.000,00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6000" calcext:value-type="float">
            <text:p>6.000,00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4560" calcext:value-type="float">
            <text:p>4.56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1440" calcext:value-type="float">
            <text:p>1.44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2"/>
          <table:table-cell table:style-name="ce93" table:formula="of:=SUM([.F6:.F55])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1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21-2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26])" office:value-type="float" office:value="22656.06" calcext:value-type="float">
            <text:p>22.6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565.268697" calcext:value-type="float">
            <text:p>565,2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3721.328697" calcext:value-type="float">
            <text:p>23.721,3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93" table:formula="of:=[.D8]-[.D9]" office:value-type="float" office:value="23721.328697" calcext:value-type="float">
            <text:p>23.721,3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table:formula="of:=14.97/12" office:value-type="float" office:value="1.2475" calcext:value-type="float">
            <text:p>1,2475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Şubat Gecikme</text:p>
          </table:table-cell>
          <table:table-cell table:formula="of:=14.97/12" office:value-type="float" office:value="1.2475" calcext:value-type="float">
            <text:p>1,2475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" office:value-type="float" office:value="282.6343485" calcext:value-type="float">
            <text:p>282,63</text:p>
          </table:table-cell>
        </table:table-row>
        <table:table-row table:style-name="ro1">
          <table:table-cell table:number-columns-repeated="5"/>
          <table:table-cell table:style-name="ce102" table:formula="of:=[.F19]+[.D20]-[.E2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0]+[.D21]-[.E2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1]+[.D22]-[.E2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2]+[.D23]-[.E2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3]+[.D24]-[.E24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4]+[.D25]-[.E25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5]+[.D26]-[.E26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6]+[.D27]-[.E2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7]+[.D28]-[.E28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8]+[.D29]-[.E29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4 S4" table:style-name="ta1">
        <table:table-column table:style-name="co15" table:default-cell-style-name="ce83"/>
        <table:table-column table:style-name="co16" table:default-cell-style-name="ce89"/>
        <table:table-column table:style-name="co4" table:default-cell-style-name="ce89"/>
        <table:table-column table:style-name="co17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3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3])" office:value-type="float" office:value="6000" calcext:value-type="float">
            <text:p>6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2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6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6000" calcext:value-type="float">
            <text:p>6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5]-[.D1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6]+[.C17]-[.D17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8:.D47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2"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1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1])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0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24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5]-[.D15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5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6]+[.C17]-[.D17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8]+[.C19]-[.D19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4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number-columns-repeated="2"/>
          <table:table-cell table:style-name="ce89" table:number-columns-repeated="3"/>
        </table:table-row>
        <table:table-row table:style-name="ro1">
          <table:table-cell table:style-name="ce8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6:.D48])" office:value-type="float" office:value="0" calcext:value-type="float">
            <text:p>0,00</text:p>
          </table:table-cell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1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 table:number-rows-repeated="4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2">
        <table:table-column table:style-name="co1" table:default-cell-style-name="ce83"/>
        <table:table-column table:style-name="co19" table:default-cell-style-name="ce83"/>
        <table:table-column table:style-name="co3" table:default-cell-style-name="ce89"/>
        <table:table-column table:style-name="co20" table:default-cell-style-name="ce89"/>
        <table:table-column table:style-name="co21" table:default-cell-style-name="ce89"/>
        <table:table-column table:style-name="co22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Parçacı</text:p>
          </table:table-cell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0 * 29-05-2020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emal Kükrer</text:p>
          </table:table-cell>
          <table:table-cell table:style-name="ce102" table:number-columns-repeated="2"/>
          <table:table-cell/>
          <table:table-cell table:style-name="ce91" table:formula="of:=[.C10]-[.E10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0" calcext:value-type="float">
            <text:p>0,00</text:p>
          </table:table-cell>
          <table:table-cell table:style-name="ce95" table:formula="of:=SUM([.F7:.F12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0" calcext:value-type="float">
            <text:p>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2"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4"/>
        <table:table-column table:style-name="co26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91.11" office:value-type="float" office:value="21091.11" calcext:value-type="float">
            <text:p>+21.091,11</text:p>
          </table:table-cell>
          <table:table-cell table:style-name="ce163"/>
          <table:table-cell table:style-name="ce163" table:formula="of:=-[.C11]" office:value-type="float" office:value="-21091.11" calcext:value-type="float">
            <text:p>-21.091,11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6 Sny'.G18]" office:value-type="float" office:value="1440" calcext:value-type="float">
            <text:p>1.440,00</text:p>
          </table:table-cell>
          <table:table-cell table:style-name="ce164"/>
          <table:table-cell table:style-name="ce164" table:formula="of:=[.E11]-[.C12]+[.D12]" office:value-type="float" office:value="-22531.11" calcext:value-type="float">
            <text:p>-22.531,11</text:p>
          </table:table-cell>
          <table:table-cell table:style-name="ce74"/>
        </table:table-row>
        <table:table-row table:style-name="ro2">
          <table:table-cell table:style-name="ce54"/>
          <table:table-cell table:style-name="ce74" office:value-type="string" calcext:value-type="string">
            <text:p>Dış cephe yalıtım 100m2*60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16531.11" calcext:value-type="float">
            <text:p>-16.531,11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16531.11" calcext:value-type="float">
            <text:p>-16.531,11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16531.11" calcext:value-type="float">
            <text:p>-16.531,11</text:p>
          </table:table-cell>
          <table:table-cell table:style-name="ce68"/>
        </table:table-row>
        <table:table-row table:style-name="ro2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16531.11" calcext:value-type="float">
            <text:p>-16.531,11</text:p>
          </table:table-cell>
          <table:table-cell table:style-name="ce113"/>
        </table:table-row>
        <table:table-row table:style-name="ro2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16531.11" calcext:value-type="float">
            <text:p>-16.531,11</text:p>
          </table:table-cell>
          <table:table-cell table:style-name="ce113"/>
        </table:table-row>
        <table:table-row table:style-name="ro2">
          <table:table-cell table:number-columns-repeated="4"/>
          <table:table-cell table:style-name="ce48" table:formula="of:=[.E17]-[.C18]+[.D18]" office:value-type="float" office:value="-16531.11" calcext:value-type="float">
            <text:p>-16.531,11</text:p>
          </table:table-cell>
          <table:table-cell/>
        </table:table-row>
        <table:table-row table:style-name="ro2">
          <table:table-cell table:number-columns-repeated="4"/>
          <table:table-cell table:style-name="ce48" table:formula="of:=[.E18]-[.C19]+[.D19]" office:value-type="float" office:value="-16531.11" calcext:value-type="float">
            <text:p>-16.531,11</text:p>
          </table:table-cell>
          <table:table-cell/>
        </table:table-row>
        <table:table-row table:style-name="ro2">
          <table:table-cell table:number-columns-repeated="4"/>
          <table:table-cell table:style-name="ce49" table:formula="of:=[.E19]-[.C20]+[.D20]" office:value-type="float" office:value="-16531.11" calcext:value-type="float">
            <text:p>-16.531,11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0:11:53.29760856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2-17T11:43:37.627095352</dc:date>
    <meta:editing-duration>P1DT41M55S</meta:editing-duration>
    <meta:editing-cycles>121</meta:editing-cycles>
    <meta:generator>LibreOffice/7.0.1.2$Linux_X86_64 LibreOffice_project/7cbcfc562f6eb6708b5ff7d7397325de9e764452</meta:generator>
    <meta:print-date>2021-02-17T09:54:59.544044870</meta:print-date>
    <meta:document-statistic meta:table-count="7" meta:cell-count="264" meta:object-count="0"/>
  </office:meta>
</office:document-meta>
</file>